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b4c7dc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358cm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Dash" svg:stroke-linecap="but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16.557cm" svg:y="3.857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3.222cm" svg:y="6.397cm"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2.54cm" svg:height="1.27cm" svg:x="6.397cm" svg:y="6.397cm">
          <text:p text:style-name="P3"><text:span text:style-name="T1">Drawn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54cm" svg:height="1.27cm" svg:x="19.732cm" svg:y="3.857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4" xml:id="id14" draw:id="id14" draw:layer="layout" svg:width="2.54cm" svg:height="1.27cm" svg:x="23.542cm" svg:y="3.857cm">
          <text:p text:style-name="P3"><text:span text:style-name="T1">List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27cm" svg:x="7.985cm" svg:y="3.857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9.572cm" svg:y="6.397cm"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255cm" svg:y1="5.127cm" svg:x2="4.492cm" svg:y2="6.397cm" draw:start-shape="id1" draw:start-glue-point="2" draw:end-shape="id2" draw:end-glue-point="0" svg:d="M9255 5127v635h-4763v635" svg:viewBox="0 0 4764 1271">
          <text:p/>
        </draw:connector>
        <draw:connector draw:style-name="gr2" draw:text-style-name="P1" draw:layer="layout" svg:x1="7.667cm" svg:y1="6.397cm" svg:x2="9.255cm" svg:y2="5.127cm" draw:start-shape="id3" draw:start-glue-point="0" draw:end-shape="id1" draw:end-glue-point="2" svg:d="M7667 6397v-635h1588v-635" svg:viewBox="0 0 1589 1271">
          <text:p/>
        </draw:connector>
        <draw:connector draw:style-name="gr2" draw:text-style-name="P1" draw:layer="layout" svg:x1="10.842cm" svg:y1="6.397cm" svg:x2="9.255cm" svg:y2="5.127cm" draw:start-shape="id4" draw:start-glue-point="0" draw:end-shape="id1" draw:end-glue-point="2" svg:d="M10842 6397v-635h-1587v-635" svg:viewBox="0 0 1588 1271">
          <text:p/>
        </draw:connector>
        <draw:custom-shape draw:style-name="gr1" draw:text-style-name="P2" xml:id="id5" draw:id="id5" draw:layer="layout" svg:width="2.54cm" svg:height="1.27cm" svg:x="12.747cm" svg:y="6.397cm">
          <text:p text:style-name="P1">Wn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017cm" svg:y1="6.397cm" svg:x2="9.255cm" svg:y2="5.127cm" draw:start-shape="id5" draw:start-glue-point="0" draw:end-shape="id1" draw:end-glue-point="2" svg:d="M14017 6397v-635h-4762v-635" svg:viewBox="0 0 4763 1271">
          <text:p/>
        </draw:connector>
        <draw:custom-shape draw:style-name="gr1" draw:text-style-name="P2" xml:id="id7" draw:id="id7" draw:layer="layout" svg:width="2.54cm" svg:height="1.27cm" svg:x="5.445cm" svg:y="8.937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8.302cm" svg:y="8.937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2.54cm" svg:height="1.27cm" svg:x="11.16cm" svg:y="8.937cm">
          <text:p text:style-name="P5"><text:span text:style-name="T2">FileDialo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14.017cm" svg:y="8.937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1" draw:text-style-name="P8" xml:id="id11" draw:id="id11" draw:layer="layout" svg:width="2.54cm" svg:height="1.27cm" svg:x="16.875cm" svg:y="8.937cm">
          <text:p text:style-name="P7"><text:span text:style-name="T3">Group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19.732cm" svg:y="8.937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1" draw:text-style-name="P10" xml:id="id13" draw:id="id13" draw:layer="layout" svg:width="2.54cm" svg:height="1.27cm" svg:x="22.59cm" svg:y="8.937cm">
          <text:p text:style-name="P9"><text:span text:style-name="T4">ListBox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2.858cm" svg:height="1.27cm" svg:x="2.27cm" svg:y="8.937cm">
          <text:p text:style-name="P7"><text:span text:style-name="T3">ProgressBa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699cm" svg:y1="8.937cm" svg:x2="14.017cm" svg:y2="7.667cm" draw:start-shape="id6" draw:start-glue-point="0" draw:end-shape="id5" draw:end-glue-point="2" svg:d="M3699 8937v-635h10318v-635" svg:viewBox="0 0 10319 1271">
          <text:p/>
        </draw:connector>
        <draw:connector draw:style-name="gr2" draw:text-style-name="P1" draw:layer="layout" svg:x1="6.715cm" svg:y1="8.937cm" svg:x2="14.017cm" svg:y2="7.667cm" draw:start-shape="id7" draw:start-glue-point="0" draw:end-shape="id5" draw:end-glue-point="2" svg:d="M6715 8937v-635h7302v-635" svg:viewBox="0 0 7303 1271">
          <text:p/>
        </draw:connector>
        <draw:connector draw:style-name="gr4" draw:text-style-name="P1" draw:layer="layout" svg:x1="14.017cm" svg:y1="7.667cm" svg:x2="9.572cm" svg:y2="8.937cm" draw:start-shape="id5" draw:start-glue-point="2" draw:end-shape="id8" draw:end-glue-point="0" svg:d="M14017 7667v635h-4445v635" svg:viewBox="0 0 4446 1271">
          <text:p/>
        </draw:connector>
        <draw:connector draw:style-name="gr2" draw:text-style-name="P1" draw:layer="layout" svg:x1="12.43cm" svg:y1="8.937cm" svg:x2="14.017cm" svg:y2="7.667cm" draw:start-shape="id9" draw:start-glue-point="0" draw:end-shape="id5" draw:end-glue-point="2" svg:d="M12430 8937v-635h1587v-635" svg:viewBox="0 0 1588 1271">
          <text:p/>
        </draw:connector>
        <draw:connector draw:style-name="gr2" draw:text-style-name="P1" draw:layer="layout" svg:x1="15.287cm" svg:y1="8.937cm" svg:x2="14.017cm" svg:y2="7.667cm" draw:start-shape="id10" draw:start-glue-point="0" draw:end-shape="id5" draw:end-glue-point="2" svg:d="M15287 8937v-635h-1270v-635" svg:viewBox="0 0 1271 1271">
          <text:p/>
        </draw:connector>
        <draw:connector draw:style-name="gr2" draw:text-style-name="P1" draw:layer="layout" svg:x1="18.145cm" svg:y1="8.937cm" svg:x2="14.017cm" svg:y2="7.667cm" draw:start-shape="id11" draw:start-glue-point="0" draw:end-shape="id5" draw:end-glue-point="2" svg:d="M18145 8937v-635h-4128v-635" svg:viewBox="0 0 4129 1271">
          <text:p/>
        </draw:connector>
        <draw:connector draw:style-name="gr2" draw:text-style-name="P1" draw:layer="layout" svg:x1="21.002cm" svg:y1="8.937cm" svg:x2="14.017cm" svg:y2="7.667cm" draw:start-shape="id12" draw:start-glue-point="0" draw:end-shape="id5" draw:end-glue-point="2" svg:d="M21002 8937v-635h-6985v-635" svg:viewBox="0 0 6986 1271">
          <text:p/>
        </draw:connector>
        <draw:connector draw:style-name="gr2" draw:text-style-name="P1" draw:layer="layout" svg:x1="23.86cm" svg:y1="8.937cm" svg:x2="14.017cm" svg:y2="7.667cm" draw:start-shape="id13" draw:start-glue-point="0" draw:end-shape="id5" draw:end-glue-point="2" svg:d="M23860 8937v-635h-9843v-635" svg:viewBox="0 0 9844 1271">
          <text:p/>
        </draw:connector>
        <draw:connector draw:style-name="gr5" draw:text-style-name="P1" draw:layer="layout" svg:x1="23.542cm" svg:y1="4.492cm" svg:x2="22.272cm" svg:y2="4.492cm" draw:start-shape="id14" draw:start-glue-point="3" draw:end-shape="id15" draw:end-glue-point="1" svg:d="M23542 4492h-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18:33:36.243000000</meta:creation-date>
    <dc:date>2023-12-08T20:42:09.902000000</dc:date>
    <meta:editing-duration>PT2H8M34S</meta:editing-duration>
    <meta:editing-cycles>1</meta:editing-cycles>
    <meta:document-statistic meta:object-count="29"/>
    <meta:generator>LibreOffice/7.5.7.1$Windows_X86_64 LibreOffice_project/47eb0cf7efbacdee9b19ae25d6752381ede23126</meta:generator>
  </office:meta>
</office:document-meta>
</file>